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550e" officeooo:paragraph-rsid="0014550e"/>
    </style:style>
    <style:style style:name="P2" style:family="paragraph" style:parent-style-name="Standard">
      <style:paragraph-properties fo:text-align="start" style:justify-single-word="false"/>
      <style:text-properties officeooo:rsid="0014550e" officeooo:paragraph-rsid="0014550e"/>
    </style:style>
    <style:style style:name="P3" style:family="paragraph">
      <loext:graphic-properties draw:fill-color="#00a933"/>
    </style:style>
    <style:style style:name="gr1" style:family="graphic">
      <style:graphic-properties draw:fill-color="#00a933" draw:textarea-horizontal-align="justify" draw:textarea-vertical-align="middle" draw:auto-grow-height="false" fo:min-height="3.4346in" fo:min-width="6.9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8811in" fo:min-width="0.97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CTURE OF THE WEB APP</text:p>
      <text:p text:style-name="P1"/>
      <text:p text:style-name="P2"><draw:custom-shape text:anchor-type="paragraph" draw:z-index="0" draw:name="Shape 1" draw:style-name="gr2" svg:width="1.2713in" svg:height="1.174in" svg:x="0.702in" svg:y="0.1516in"><text:p><text:s text:c="6"/>Register</text:p><text:p><text:s text:c="8"/>page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1" draw:name="Shape 2" draw:style-name="gr2" svg:width="1.2713in" svg:height="1.174in" svg:x="2.6327in" svg:y="0.1236in"><text:p><text:s text:c="7"/>Login</text:p><text:p><text:s text:c="8"/>page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IN PAGE</text:p>
      <text:p text:style-name="P2"/>
      <text:p text:style-name="P2"/>
      <text:p text:style-name="P2"><draw:custom-shape text:anchor-type="paragraph" draw:z-index="2" draw:name="Shape 3" draw:style-name="gr1" draw:text-style-name="P3" svg:width="7.2988in" svg:height="3.8059in" svg:x="-0.1937in" svg:y="0.0626in"><text:p>Box for adding the devices</text:p><text:p/><text:p>Adding El. Provider</text:p><text:p/><text:p>Adding max consumption value and attaching alerts when the consumption gets the maximum, </text:p><text:p>and exceeds it </text:p><text:p/><text:p>Choosing a device to stop or to start over IP connec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7T00:45:03.131000000</dc:date>
    <meta:editing-duration>PT1M40S</meta:editing-duration>
    <meta:editing-cycles>1</meta:editing-cycles>
    <meta:document-statistic meta:table-count="0" meta:image-count="0" meta:object-count="0" meta:page-count="1" meta:paragraph-count="2" meta:word-count="7" meta:character-count="33" meta:non-whitespace-character-count="28"/>
    <meta:generator>LibreOffice/7.3.5.2$Windows_X86_64 LibreOffice_project/184fe81b8c8c30d8b5082578aee2fed2ea847c01</meta:generator>
  </office:meta>
</office:document-meta>
</file>